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9F00DF25219EC779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75cm" fo:min-width="17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4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75cm" fo:min-width="10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.5cm"/>
      <style:paragraph-properties style:writing-mode="lr-tb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8cm" svg:height="11cm" svg:x="1.25cm" svg:y="6cm">
          <text:p text:style-name="P1">18 x 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2.6cm" draw:transform="rotate (-1.57201805727129) translate (15.786cm 10.794cm)">
          <text:p text:style-name="P1">ESP8266</text:p>
          <text:p text:style-name="P1">49 x 26 m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cm" svg:height="7cm" svg:x="1.536cm" svg:y="9.694cm">
          <text:p text:style-name="P1">Relay</text:p>
          <text:p text:style-name="P1"/>
          <text:p text:style-name="P1">11 x 7 x 2 c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.5cm" svg:x="16.286cm" svg:y="6.694cm">
          <text:p text:style-name="P1">Presa</text:p>
          <text:p text:style-name="P1">3 x 2.5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9cm" svg:height="2.6cm" svg:x="6.85cm" svg:y="19.5cm">
          <draw:image xlink:href="Pictures/100002010000012C0000009F00DF25219EC779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3T22:45:37.684042944</meta:creation-date>
    <dc:date>2021-05-13T08:59:47.067850079</dc:date>
    <meta:editing-duration>P18DT11H26M37S</meta:editing-duration>
    <meta:editing-cycles>2</meta:editing-cycles>
    <meta:generator>LibreOffice/7.0.5.2$Linux_X86_64 LibreOffice_project/00$Build-2</meta:generator>
    <meta:document-statistic meta:object-count="5"/>
  </office:meta>
</office:document-meta>
</file>